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1in"/>
          <style:tab-stop style:position="0.7868in"/>
          <style:tab-stop style:position="1.1806in"/>
          <style:tab-stop style:position="1.5743in"/>
          <style:tab-stop style:position="1.9681in"/>
          <style:tab-stop style:position="2.3618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allBubbleBurst.wav</text:p>
      <text:p text:style-name="P1">source : <text:a xlink:type="simple" xlink:href="https://freesound.org/people/LamaMakesMusic/sounds/403499/">https://freesound.org/people/LamaMakesMusic/sounds/403499/</text:a></text:p>
      <text:p text:style-name="P1">under : <text:s/>Creative Commons 0 Licence</text:p>
      <text:p text:style-name="P1"/>
      <text:p text:style-name="P1">bubblePopping.wav</text:p>
      <text:p text:style-name="P1">source : <text:a xlink:type="simple" xlink:href="https://freesound.org/people/AryaNotStark/sounds/407614/">https://freesound.org/people/AryaNotStark/sounds/407614/</text:a></text:p>
      <text:p text:style-name="P1">under : Creative Commons Noncommercial License</text:p>
      <text:p text:style-name="P1"/>
      <text:p text:style-name="P1">allBubbleSpawn.wav</text:p>
      <text:p text:style-name="P1">source : <text:a xlink:type="simple" xlink:href="https://freesound.org/people/kijjaz/sounds/16738/">https://freesound.org/people/kijjaz/sounds/16738/</text:a></text:p>
      <text:p text:style-name="P1">under : Creative Commons 0 Licence</text:p>
      <text:p text:style-name="P1"/>
      <text:p text:style-name="P1">shellDestroyed.wav</text:p>
      <text:p text:style-name="P1">source : <text:a xlink:type="simple" xlink:href="https://freesound.org/people/CosmicEmbers/sounds/387349/">https://freesound.org/people/CosmicEmbers/sounds/387349/</text:a></text:p>
      <text:p text:style-name="P1">under : Attribution Licen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348.17</meta:generator>
  </office:meta>
</office:document-meta>
</file>